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6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5" table:number-rows-spanned="1">
            <text:p>API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3_c1bbd66ca286a1d269c2aa5199af196febe0f2a0" xlink:type="simple">spring-security-oauth2-2.3.3.RELEASE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35_cae0310c1de450a6e4a7fbc7d01702bf81d7390d" xlink:type="simple">spring-security-core-5.4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37_1ee2f2bed0e5dd29d1cb155a166e6f8d50bbddb7" xlink:type="simple">jackson-mapper-asl-1.9.13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39_3b060c3c397a7638b07c2a4850e03affd335097f" xlink:type="simple">spring-security-jwt-1.0.9.RELEASE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41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CONFIG-MANAGER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8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4_407401efac90455f4437dbd2062d7387c0542425" xlink:type="simple">spring-cloud-config-server-2.1.0.M3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21_f5f8b415bd87d0e3bdeaa48751ec79bbdcd2e414" xlink:type="simple">spring-security-crypto-5.1.5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22_8fb787a76b2a31b7efbb71ae9be68b269a358302" xlink:type="simple">spring-security-rsa-1.0.7.RELEASE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4_bd47ad3bd14b8e82595c7adaa143501e60842a84" xlink:type="simple">bcprov-jdk15on-1.6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a xlink:href="#l26_c27c9d6f15435dc2b6947112027b418b0eef32b9" xlink:type="simple">httpclient-4.5.8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29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31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CRUD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21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7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3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37_951b7eda125f3137538a94e2cbdcf744088ad4c2" xlink:type="simple">postgresql-42.2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DEFINER-SEARCH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7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5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1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6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3_8546e6be47be587acab86bbd106ca023678f07d9" xlink:type="simple">netty-transport-4.1.36.Final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39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45_951b7eda125f3137538a94e2cbdcf744088ad4c2" xlink:type="simple">postgresql-42.2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#l47_8fb787a76b2a31b7efbb71ae9be68b269a358302" xlink:type="simple">spring-security-rsa-1.0.7.RELEASE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49_bd47ad3bd14b8e82595c7adaa143501e60842a84" xlink:type="simple">bcprov-jdk15on-1.6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a xlink:href="#l50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52_fe2ef5b699cd2a2847cf096346ed24b5735a0179" xlink:type="simple">spring-cloud-config-client-2.1.0.M3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54_f5f8b415bd87d0e3bdeaa48751ec79bbdcd2e414" xlink:type="simple">spring-security-crypto-5.1.5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DETRAN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DETRAN-CE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LIBRARY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4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8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9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4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0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33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MAIL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6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9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3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20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OCORRENCIAS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6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9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3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20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RECEIVER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5_8546e6be47be587acab86bbd106ca023678f07d9" xlink:type="simple">netty-transport-4.1.36.Final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35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40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43_951b7eda125f3137538a94e2cbdcf744088ad4c2" xlink:type="simple">postgresql-42.2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#l47_c27c9d6f15435dc2b6947112027b418b0eef32b9" xlink:type="simple">httpclient-4.5.8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60_83298fccf32e7416cd85584bedc3cfe13dac7750" xlink:type="simple">PRFServo-2.0.0.20.jar (shaded: org.apache.httpcomponents:httpclient:4.2.1)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SAVER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4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9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6_8546e6be47be587acab86bbd106ca023678f07d9" xlink:type="simple">netty-transport-4.1.36.Final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42_951b7eda125f3137538a94e2cbdcf744088ad4c2" xlink:type="simple">postgresql-42.2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#l43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SEARCHER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9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5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30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7_c27c9d6f15435dc2b6947112027b418b0eef32b9" xlink:type="simple">httpclient-4.5.8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48_951b7eda125f3137538a94e2cbdcf744088ad4c2" xlink:type="simple">postgresql-42.2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SENDER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SENDER-AB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table:style-name="ce5"/>
        </table:table-row>
        <table:table-row table:style-name="ro1">
          <table:table-cell table:style-name="ce1" office:value-type="string" calcext:value-type="string" table:number-columns-spanned="5" table:number-rows-spanned="1">
            <text:p>SEARCHER-AB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SAVER-MONGO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13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7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26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USUARIO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6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4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20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23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24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28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33_f5f8b415bd87d0e3bdeaa48751ec79bbdcd2e414" xlink:type="simple">spring-security-crypto-5.1.5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34_951b7eda125f3137538a94e2cbdcf744088ad4c2" xlink:type="simple">postgresql-42.2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#l35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WEBSOCKET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_268f0fe4df3eefe052b57c87ec48517d64fb2a10" xlink:type="simple">log4j-api-2.11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6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7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1_c3959b59158063aeb4f090752a2410d4574b93d7" xlink:type="simple">tomcat-embed-core-9.0.14.jar</text:a></text:p>
          </table:table-cell>
          <table:table-cell office:value-type="string" calcext:value-type="string">
            <text:p>CRITIC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21_e7d2ad03a50ebff117a6efe2e0e3f15946d0768a" xlink:type="simple">spring-core-5.1.4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22:28:36.854861329</meta:creation-date>
    <dc:date>2021-02-25T22:50:18.116813578</dc:date>
    <meta:editing-duration>PT9M41S</meta:editing-duration>
    <meta:editing-cycles>1</meta:editing-cycles>
    <meta:document-statistic meta:table-count="1" meta:cell-count="772" meta:object-count="0"/>
    <meta:generator>LibreOffice/6.0.7.3$Linux_X86_64 LibreOffice_project/00m0$Build-3</meta:generator>
  </office:meta>
</office:document-meta>
</file>